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paragraph-rsid="000b3b63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b3b63" officeooo:paragraph-rsid="000b3b63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e5058" officeooo:paragraph-rsid="000e505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style="italic" officeooo:rsid="000b3b63" officeooo:paragraph-rsid="000b3b63" style:font-size-asian="12.25pt" style:font-style-asian="italic" style:font-size-complex="14pt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paragraph-rsid="000cc415"/>
    </style:style>
    <style:style style:name="P7" style:family="paragraph" style:parent-style-name="Standard">
      <style:paragraph-properties fo:text-align="justify" style:justify-single-word="false"/>
      <style:text-properties officeooo:paragraph-rsid="000fd748"/>
    </style:style>
    <style:style style:name="P8" style:family="paragraph" style:parent-style-name="Standard">
      <style:paragraph-properties fo:text-align="justify" style:justify-single-word="false"/>
      <style:text-properties officeooo:paragraph-rsid="0010a8a1"/>
    </style:style>
    <style:style style:name="P9" style:family="paragraph" style:parent-style-name="Standard">
      <style:paragraph-properties fo:text-align="justify" style:justify-single-word="false"/>
      <style:text-properties fo:language="uk" fo:country="UA" fo:font-style="italic" officeooo:rsid="000cc415" officeooo:paragraph-rsid="000cc41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language="uk" fo:country="UA" fo:font-style="italic" officeooo:rsid="000cc415" officeooo:paragraph-rsid="000e5058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language="uk" fo:country="UA" fo:font-style="italic" officeooo:rsid="000e5058" officeooo:paragraph-rsid="000e5058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officeooo:rsid="000fd748" officeooo:paragraph-rsid="000fd748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fd748" officeooo:paragraph-rsid="000fd74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0a8a1" officeooo:paragraph-rsid="0010a8a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2a236" officeooo:paragraph-rsid="0012a23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10a8a1" officeooo:paragraph-rsid="0010a8a1"/>
    </style:style>
    <style:style style:name="T1" style:family="text">
      <style:text-properties fo:language="ru" fo:country="RU" officeooo:rsid="000b3b63"/>
    </style:style>
    <style:style style:name="T2" style:family="text">
      <style:text-properties fo:language="uk" fo:country="UA" officeooo:rsid="000b3b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fo:language="uk" fo:country="UA" style:font-size-asian="12.25pt" style:font-size-complex="14pt"/>
    </style:style>
    <style:style style:name="T5" style:family="text">
      <style:text-properties style:font-name="Times New Roman" fo:font-size="14pt" fo:language="uk" fo:country="UA" officeooo:rsid="000cc415" style:font-size-asian="12.25pt" style:font-size-complex="14pt"/>
    </style:style>
    <style:style style:name="T6" style:family="text">
      <style:text-properties style:font-name="Times New Roman" fo:font-size="14pt" fo:language="uk" fo:country="UA" officeooo:rsid="000fd748" style:font-size-asian="12.25pt" style:font-size-complex="14pt"/>
    </style:style>
    <style:style style:name="T7" style:family="text">
      <style:text-properties style:font-name="Times New Roman" fo:font-size="14pt" fo:language="uk" fo:country="UA" officeooo:rsid="0010a8a1" style:font-size-asian="12.25pt" style:font-size-complex="14pt"/>
    </style:style>
    <style:style style:name="T8" style:family="text">
      <style:text-properties style:font-name="Times New Roman" fo:font-size="14pt" fo:language="uk" fo:country="UA" fo:font-style="italic" style:text-underline-style="solid" style:text-underline-width="auto" style:text-underline-color="font-color" fo:font-weight="normal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fo:language="uk" fo:country="UA" fo:font-style="italic" style:text-underline-style="solid" style:text-underline-width="auto" style:text-underline-color="font-color" fo:font-weight="normal" officeooo:rsid="0010a8a1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Times New Roman" fo:font-size="14pt" fo:language="uk" fo:country="UA" fo:font-style="italic" style:text-underline-style="solid" style:text-underline-width="auto" style:text-underline-color="font-color" fo:font-weight="normal" officeooo:rsid="000fd748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Times New Roman" fo:font-size="14pt" fo:language="uk" fo:country="UA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Times New Roman" fo:font-size="14pt" fo:language="uk" fo:country="UA" fo:font-style="italic" fo:font-weight="normal" officeooo:rsid="0010a8a1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style:font-name="Times New Roman" fo:font-size="14pt" fo:language="uk" fo:country="UA" fo:font-style="italic" fo:font-weight="normal" officeooo:rsid="000fd748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d748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Times New Roman" fo:font-size="14pt" fo:language="uk" fo:country="UA" fo:font-weight="normal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0fd748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10a8a1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language="uk" fo:country="UA" fo:font-weight="bold" officeooo:rsid="000fd748" style:font-size-asian="12.25pt" style:font-weight-asian="bold" style:font-size-complex="1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variant="normal" fo:text-transform="none" fo:color="#202122" style:font-name="Times New Roman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02122" style:font-name="Times New Roman" fo:font-size="14pt" fo:letter-spacing="normal" fo:font-style="normal" fo:font-weight="normal" officeooo:rsid="000e5058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2021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02122" style:font-name="Times New Roman" fo:font-size="14pt" fo:letter-spacing="normal" fo:font-style="normal" fo:font-weight="normal" officeooo:rsid="000e505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02122" style:font-name="Times New Roman" fo:font-size="14pt" fo:letter-spacing="normal" fo:font-style="normal" fo:font-weight="bold" officeooo:rsid="000e5058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202122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02122" style:font-name="Times New Roman" fo:font-size="14pt" fo:letter-spacing="normal" fo:language="uk" fo:country="UA" fo:font-style="normal" fo:font-weight="normal" officeooo:rsid="000e505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02122" style:font-name="Times New Roman" fo:font-size="14pt" fo:letter-spacing="normal" fo:language="uk" fo:country="UA" fo:font-style="normal" fo:font-weight="normal" officeooo:rsid="000e5058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202122" style:font-name="Times New Roman" fo:font-size="14pt" fo:letter-spacing="normal" fo:language="uk" fo:country="UA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202122" style:font-name="Times New Roman" fo:font-size="14pt" fo:letter-spacing="normal" fo:font-weight="normal" style:font-size-asian="14pt" style:font-size-complex="14pt"/>
    </style:style>
    <style:style style:name="T31" style:family="text">
      <style:text-properties fo:font-variant="normal" fo:text-transform="none" fo:color="#202122" style:font-name="Times New Roman" fo:font-size="14pt" fo:letter-spacing="normal" fo:font-weight="normal" officeooo:rsid="000e5058" style:font-size-asian="14pt" style:font-size-complex="14pt"/>
    </style:style>
    <style:style style:name="T32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style:font-size-asian="14pt" style:font-size-complex="14pt"/>
    </style:style>
    <style:style style:name="T3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" style:family="text">
      <style:text-properties fo:language="en" fo:country="US"/>
    </style:style>
    <style:style style:name="T35" style:family="text">
      <style:text-properties officeooo:rsid="000e5058"/>
    </style:style>
    <style:style style:name="T36" style:family="text">
      <style:text-properties officeooo:rsid="000fd748"/>
    </style:style>
    <style:style style:name="T37" style:family="text">
      <style:text-properties officeooo:rsid="0010a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.1</text:span> <text:span text:style-name="T20">Предметна галузь знань</text:span></text:p>
      <text:p text:style-name="P1">Назва дисципліни: «<text:span text:style-name="T1">Операц</text:span><text:span text:style-name="T2">ійні системи</text:span>».</text:p>
      <text:p text:style-name="P2">Тема дисципліни: «Управління <text:span text:style-name="T2">транзакціями</text:span>».</text:p>
      <text:p text:style-name="P2"/>
      <text:p text:style-name="P2"><text:span text:style-name="T3">1.2</text:span> <text:span text:style-name="T20">Знання за темою дисципліни</text:span></text:p>
      <text:p text:style-name="P3">Поняття процесу та транзакції;<text:span text:style-name="T34"> <text:s/></text:span>стани процесів; <text:s/><text:span text:style-name="T35">квазіпаралельне виконання транзакцій; </text:span>протоколи 1-го та 2-го ступеня блокування; <text:s/>сутність тупикової ситуації.</text:p>
      <text:p text:style-name="P3"/>
      <text:p text:style-name="P3"><text:span text:style-name="T3">1.3 </text:span><text:span text:style-name="T20">Навички, вміння, компетенції, які необхідно отримати на практичному</text:span></text:p>
      <text:p text:style-name="P5">занятті з темою дисципліни, що отримуються під час гри</text:p>
      <text:p text:style-name="P6"><text:span text:style-name="T5">Ознайомитися з принципами роботи транзакцій, умовами блокування процесів під час їх виконання; навички вірного комбінування різних протоколів блокування змінних; <text:s/>зрозуміти умови виникнення тупикових ситуацій та навчитися уникати їх.</text:span></text:p>
      <text:p text:style-name="P3"/>
      <text:p text:style-name="P3"><text:span text:style-name="T3">1.4 </text:span><text:span text:style-name="T20">Вихідні данні для проектування гри</text:span></text:p>
      <text:p text:style-name="P6"><text:span text:style-name="T28">1. </text:span><text:span text:style-name="T29">Процес</text:span><text:span text:style-name="T21"> –</text:span><text:span text:style-name="T32"> </text:span><text:span text:style-name="T21">це програма на стадії виконання або "об'єкт", якому виділено процесорний час</text:span></text:p>
      <text:p text:style-name="P9"><text:span text:style-name="T31">2. </text:span><text:span text:style-name="T26">Транзакція</text:span><text:span text:style-name="T30"> — </text:span><text:span text:style-name="T22">процес, який працює </text:span><text:span text:style-name="T25">із даними</text:span><text:span text:style-name="T24">, який задовольняє наступні вимоги:</text:span></text:p>
      <text:p text:style-name="P10"><text:span text:style-name="T24">− являє собою впорядковану послідовність операцій з даними;</text:span></text:p>
      <text:p text:style-name="P6"><text:span text:style-name="T24">− </text:span><text:span text:style-name="T27">виконує </text:span><text:span text:style-name="T24">оперативн</text:span><text:span text:style-name="T27">у</text:span><text:span text:style-name="T24"> </text:span><text:span text:style-name="T27">зміну значень</text:span><text:span text:style-name="T24"> даних в оперативній пам'яті при виконання операцій;</text:span></text:p>
      <text:p text:style-name="P10"><text:span text:style-name="T24">− виконує остаточну зміну бази даних у файлах на диску при завершенні транзакції;</text:span></text:p>
      <text:p text:style-name="P9"><text:span text:style-name="T24">− задоволення наступних вимог: атомарність, узгодження, ізоляція, стійкість.</text:span></text:p>
      <text:p text:style-name="P11"><text:span text:style-name="T23">3. Стани процесів:</text:span></text:p>
      <text:p text:style-name="P11"><text:span text:style-name="T23">1) </text:span><text:span text:style-name="T26">Виконання</text:span><text:span text:style-name="T23"> — це активний стан, під час якого процес володіє всіма необхідними йому ресурсами.</text:span></text:p>
      <text:p text:style-name="P11"><text:span text:style-name="T23">2) </text:span><text:span text:style-name="T26">Очікування</text:span><text:span text:style-name="T23"> — це пасивний стан, під час якого процес заблокований, він не може бути виконаний, бо чекає якоїсь події, наприклад, введення даних або звільнення потрібного йому пристрою.</text:span></text:p>
      <text:p text:style-name="P4">3) <text:span text:style-name="T33">Готовність</text:span> — це пасивний стан, під час якого процес заблокований <text:span text:style-name="T36">до тих пір, поки не настане його черга в ланцюжку виконання.</text:span></text:p>
      <text:p text:style-name="P7"><text:span text:style-name="T6">4. </text:span><text:span text:style-name="T15">Квазіпаралельн</text:span><text:span text:style-name="T6">е виконання полягає в формальному одночасному виконанні кількох транзакцій, що полягає в наступному: кожна наступна операція виконується в наступній транзакції.</text:span></text:p>
      <text:p text:style-name="P12"><text:span text:style-name="T4">5. </text:span><text:span text:style-name="T14">Протокол блокування </text:span><text:span text:style-name="T4">— це протокол, що фіксує блокування кожної окремої змінної.</text:span></text:p>
      <text:p text:style-name="P12"><text:span text:style-name="T4">6. </text:span><text:span text:style-name="T14">Протокол 1-го ступеня блокування</text:span><text:span text:style-name="T4"> містить правила:</text:span></text:p>
      <text:p text:style-name="P12"><text:span text:style-name="T4">1) перед операцією wi[B] включається запит на блокування Xi[B]</text:span></text:p>
      <text:p text:style-name="P12"><text:span text:style-name="T4">2) запит на блокування приймається, якщо він сумісний з вже встановленими</text:span></text:p>
      <text:p text:style-name="P12"><text:span text:style-name="T4">блокуваннями B збоку інших транзакцій;</text:span></text:p>
      <text:p text:style-name="P12"><text:span text:style-name="T4">3) запити на блокування однієї транзакції завжди сумісні;</text:span></text:p>
      <text:p text:style-name="P12"><text:soft-page-break/><text:span text:style-name="T4">4) сумісність блокувань визначається матрицею сумісності, приклад якої</text:span></text:p>
      <text:p text:style-name="P12"><text:span text:style-name="T4">представлено в таблиці 5;</text:span></text:p>
      <text:p text:style-name="P12"><text:span text:style-name="T4">5) якщо запит на блокування не сумісний з вже встановленими блокуваннями</text:span></text:p>
      <text:p text:style-name="P12"><text:span text:style-name="T4">інших транзакцій, цей запит переходить у стан очікування (Wait), а транзакція перестає виконуватися і також чекає;</text:span></text:p>
      <text:p text:style-name="P12"><text:span text:style-name="T4">6) перед виконанням операції фіксації або відміни операцій транзакція знімає всі свої встановлені блокування, виконуючи операцію U;</text:span></text:p>
      <text:p text:style-name="P12"><text:span text:style-name="T4">7) після завершення будь-якої транзакції перевіряються всі запити на блокування, які ще чекають.</text:span></text:p>
      <text:p text:style-name="P12"><text:span text:style-name="T4">7. </text:span><text:span text:style-name="T14">Протокол 2-го ступеня блокування </text:span><text:span text:style-name="T4">містить правила:</text:span></text:p>
      <text:p text:style-name="P12"><text:span text:style-name="T4">1) перед операцією wi[B] включається запит на блокування Xi[B]</text:span></text:p>
      <text:p text:style-name="P12"><text:span text:style-name="T4">2) перед операцією ri[B] включається запит на</text:span></text:p>
      <text:p text:style-name="P12"><text:span text:style-name="T4">блокування Si[B].</text:span></text:p>
      <text:p text:style-name="P12"><text:span text:style-name="T4">3) запит на блокування приймається, якщо він сумісний з вже встановленими</text:span></text:p>
      <text:p text:style-name="P12"><text:span text:style-name="T4">блокуваннями B збоку інших транзакцій;</text:span></text:p>
      <text:p text:style-name="P12"><text:span text:style-name="T4">4) запити на блокування однієї транзакції завжди сумісні;</text:span></text:p>
      <text:p text:style-name="P12"><text:span text:style-name="T4">5) сумісність блокувань визначається матрицею сумісності, приклад якої</text:span></text:p>
      <text:p text:style-name="P12"><text:span text:style-name="T4">представлено в таблиці 5;</text:span></text:p>
      <text:p text:style-name="P12"><text:span text:style-name="T4">6) якщо запит на блокування не сумісний з вже встановленими блокуваннями</text:span></text:p>
      <text:p text:style-name="P12"><text:span text:style-name="T4">інших транзакцій, цей запит переходить у стан очікування (Wait), а транзакція перестає виконуватися і також чекає;</text:span></text:p>
      <text:p text:style-name="P12"><text:span text:style-name="T4">7) перед виконанням операції фіксації або відміни операцій транзакція знімає всі свої встановлені блокування, виконуючи операцію U;</text:span></text:p>
      <text:p text:style-name="P12"><text:span text:style-name="T4">8) після завершення будь-якої транзакції перевіряються всі запити на блокування, які ще чекають.</text:span></text:p>
      <text:p text:style-name="P12"><text:span text:style-name="T4">8. </text:span><text:span text:style-name="T14">Тупикова ситуація</text:span><text:span text:style-name="T4"> — це ситуація, що виникає в випадку, коли два або більше процесів очікують кінця виконання одне одного одночасно.</text:span></text:p>
      <text:p text:style-name="P12"><text:span text:style-name="T4"/></text:p>
      <text:p text:style-name="P13"><text:span text:style-name="T4">1.</text:span><text:span text:style-name="T7">5</text:span><text:span text:style-name="T4"> Мета та завдання гри, її специфіка</text:span></text:p>
      <text:p text:style-name="P7"><text:span text:style-name="T10">Мета</text:span><text:span text:style-name="T17"> гри: </text:span></text:p>
      <text:p text:style-name="P7"><text:span text:style-name="T17">а) захопити якнайбільшу площу поля </text:span></text:p>
      <text:p text:style-name="P7"><text:span text:style-name="T17">б) якщо в гравця виникла тупикова ситуація — він </text:span><text:span text:style-name="T18">вибуває, а\залишаючи за собою вже захоплену площу.</text:span></text:p>
      <text:p text:style-name="P8"><text:span text:style-name="T9">Завдання</text:span><text:span text:style-name="T18"> гри: зробити процес опанування транзакцій більш динамічним та цікавим, використовуючи ігровий принцип карткової системи із наявністю двох режимів гри, що містять в собі можливості різні протоколи блокування.</text:span></text:p>
      <text:p text:style-name="P16"><text:span text:style-name="T8">Специфіка</text:span><text:span text:style-name="T16"> гри:</text:span></text:p>
      <text:p text:style-name="P16"><text:span text:style-name="T16">навчальна гра для проведення практичних занять з метою перевірки</text:span></text:p>
      <text:p text:style-name="P8"><text:span text:style-name="T18">навчального матеріалу, а також для самостійного освоєння основних понять за темою «Управління транзакціями» (на прикладі карткової настільної гри).</text:span></text:p>
      <text:p text:style-name="P8"><text:span text:style-name="T18"/></text:p>
      <text:p text:style-name="P14"><text:span text:style-name="T4">1.6 Умови завершення гри (час гри)</text:span></text:p>
      <text:p text:style-name="P15"><text:span text:style-name="T4">Гра закінчується, коли в тупикову ситуацію потрапляє останній гравець.</text:span></text:p>
      <text:p text:style-name="P15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6T10:26:47.250000000</meta:creation-date>
    <dc:date>2021-05-26T11:19:45.931000000</dc:date>
    <meta:editing-duration>PT1M35S</meta:editing-duration>
    <meta:editing-cycles>1</meta:editing-cycles>
    <meta:document-statistic meta:table-count="0" meta:image-count="0" meta:object-count="0" meta:page-count="2" meta:paragraph-count="56" meta:word-count="597" meta:character-count="4352" meta:non-whitespace-character-count="3797"/>
    <meta:generator>LibreOffice/6.4.0.3$Windows_X86_64 LibreOffice_project/b0a288ab3d2d4774cb44b62f04d5d28733ac6df8</meta:generator>
  </office:meta>
</office:document-meta>
</file>